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40000006F47A21F00DBA3F9DD.png" manifest:media-type="image/png"/>
  <manifest:file-entry manifest:full-path="Pictures/10000901000015F000000B773C39DF67A327754D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2.575cm" fo:min-width="1.901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25cm" fo:min-width="1.6cm"/>
    </style:style>
    <style:style style:name="gr3" style:family="graphic" style:parent-style-name="standard">
      <style:graphic-properties draw:fill="solid" draw:fill-color="#f8dc75" draw:textarea-horizontal-align="justify" draw:textarea-vertical-align="middle" draw:auto-grow-height="false" fo:min-height="2.575cm" fo:min-width="1.901cm"/>
    </style:style>
    <style:style style:name="gr4" style:family="graphic" style:parent-style-name="standard">
      <style:graphic-properties draw:fill="solid" draw:fill-color="#d2a41f" draw:textarea-horizontal-align="justify" draw:textarea-vertical-align="middle" draw:auto-grow-height="false" fo:min-height="2.575cm" fo:min-width="1.901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.15cm" fo:min-width="1.9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.16cm" fo:min-width="0cm"/>
    </style:style>
    <style:style style:name="gr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20pt" fo:font-weight="normal" style:font-size-asian="18pt" style:font-weight-asian="normal" style:font-size-complex="18pt" style:font-weight-complex="normal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solid" draw:fill-color="#f8dc75"/>
      <style:paragraph-properties fo:text-align="center"/>
      <style:text-properties fo:font-size="20pt" fo:font-weight="normal" style:font-size-asian="18pt" style:font-weight-asian="normal" style:font-size-complex="18pt" style:font-weight-complex="normal"/>
    </style:style>
    <style:style style:name="P5" style:family="paragraph">
      <loext:graphic-properties draw:fill="solid" draw:fill-color="#d2a41f"/>
      <style:paragraph-properties fo:text-align="center"/>
      <style:text-properties fo:font-size="20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20pt" fo:font-weight="normal" style:font-size-asian="18pt" style:font-weight-asian="normal" style:font-size-complex="18pt" style:font-weight-complex="normal"/>
    </style:style>
    <style:style style:name="T2" style:family="text">
      <style:text-properties fo:color="#000000"/>
    </style:style>
    <style:style style:name="T3" style:family="text">
      <style:text-properties fo:font-size="2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4cm" svg:height="3.2cm" svg:x="3.201cm" svg:y="5.001cm">
          <text:p text:style-name="P1"><text:span text:style-name="T1">P</text:span><text:span text:style-name="T1">l</text:span><text:span text:style-name="T1">a</text:span><text:span text:style-name="T1">i</text:span><text:span text:style-name="T1">n</text:span><text:span text:style-name="T1"><text:line-break/></text:span><text:span text:style-name="T1">T</text:span><text:span text:style-name="T1">e</text:span><text:span text:style-name="T1">x</text:span><text:span text:style-name="T1">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draw:layer="layout" svg:width="2.8cm" svg:height="1cm" svg:x="6.401cm" svg:y="6.001cm">
          <text:p text:style-name="P1"><text:line-break/><text:line-break/></text:p>
          <text:p text:style-name="P1"><text:span text:style-name="T2">Hash</text:span><text:span text:style-name="T2"><text:line-break/></text:span><text:span text:style-name="T2">Function</text:span></text:p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2.4cm" svg:height="3.2cm" svg:x="10.201cm" svg:y="5.001cm">
          <text:p text:style-name="P1"><text:span text:style-name="T1">Hash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draw:layer="layout" svg:width="2.4cm" svg:height="3.2cm" svg:x="10.202cm" svg:y="5.002cm">
          <text:p text:style-name="P1"><text:span text:style-name="T1">Hash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5" draw:layer="layout" svg:width="2.4cm" svg:height="3.2cm" svg:x="3.201cm" svg:y="10.001cm">
          <text:p text:style-name="P1"><text:span text:style-name="T3">Enc.</text:span><text:span text:style-name="T3"><text:line-break/></text:span><text:span text:style-name="T3">Hash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path draw:style-name="gr5" draw:text-style-name="P3" draw:layer="layout" svg:width="2.399cm" svg:height="1.199cm" svg:x="13.001cm" svg:y="11.201cm" svg:viewBox="0 0 2400 1200" svg:d="M0 400v-400h2400v400zM0 1200v-400h2400v400z">
          <text:p/>
        </draw:path>
        <draw:custom-shape draw:style-name="gr6" draw:text-style-name="P3" draw:layer="layout" svg:width="1.8cm" svg:height="1.8cm" svg:x="6.201cm" svg:y="10.8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347.3625763464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3.405cm" svg:height="1.779cm" svg:x="8.796cm" svg:y="10.822cm">
          <draw:image xlink:href="Pictures/10000901000015F000000B773C39DF67A327754D.svg" xlink:type="simple" xlink:show="embed" xlink:actuate="onLoad">
            <text:p text:style-name="P1"><text:line-break/><text:line-break/><text:line-break/>Public Key</text:p>
          </draw:image>
          <draw:image xlink:href="Pictures/10000201000000D40000006F47A21F00DBA3F9DD.png" xlink:type="simple" xlink:show="embed" xlink:actuate="onLoad"/>
        </draw:frame>
        <draw:custom-shape draw:style-name="gr3" draw:text-style-name="P4" draw:layer="layout" svg:width="2.4cm" svg:height="3.2cm" svg:x="16.001cm" svg:y="10.201cm">
          <text:p text:style-name="P1"><text:span text:style-name="T1">Hash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3T10:08:02.425351859</meta:creation-date>
    <dc:date>2018-03-23T12:01:21.562090437</dc:date>
    <meta:editing-duration>PT1H21M50S</meta:editing-duration>
    <meta:editing-cycles>9</meta:editing-cycles>
    <meta:generator>LibreOffice/5.1.6.2$Linux_X86_64 LibreOffice_project/10m0$Build-2</meta:generator>
    <meta:document-statistic meta:object-count="9"/>
  </office:meta>
</office:document-meta>
</file>